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146in"/>
    </style:style>
    <style:style style:name="ro1" style:family="table-row">
      <style:table-row-properties style:row-height="0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0">
      <style:table-cell-properties fo:padding="0.0417in"/>
      <style:text-properties style:font-name="DejaVu Math TeX Gyre" fo:font-size="12pt" style:font-size-asian="12pt" style:font-size-complex="12pt"/>
    </style:style>
    <style:style style:name="ce6" style:family="table-cell" style:parent-style-name="Default">
      <style:text-properties style:font-name="DejaVu Math TeX Gyr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office:value-type="string" calcext:value-type="string">
            <text:p>Tup</text:p>
          </table:table-cell>
          <table:table-cell table:style-name="ce6" office:value-type="string" calcext:value-type="string">
            <text:p>hup</text:p>
          </table:table-cell>
          <table:table-cell office:value-type="string" calcext:value-type="string">
            <text:p>hdown</text:p>
          </table:table-cell>
          <table:table-cell office:value-type="string" calcext:value-type="string">
            <text:p>dhup</text:p>
          </table:table-cell>
          <table:table-cell office:value-type="string" calcext:value-type="string">
            <text:p>dhdow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down</text:p>
          </table:table-cell>
          <table:table-cell/>
          <table:table-cell table:style-name="ce6" table:number-columns-repeated="5"/>
          <table:table-cell/>
          <table:table-cell table:style-name="ce6"/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4" calcext:value-type="float">
            <text:p>54.4</text:p>
          </table:table-cell>
          <table:table-cell office:value-type="float" office:value="53.4" calcext:value-type="float">
            <text:p>53.4</text:p>
          </table:table-cell>
          <table:table-cell table:formula="of:=102-54.4+2*(54.4-[.B2])" office:value-type="float" office:value="47.6" calcext:value-type="float">
            <text:p>47.6</text:p>
          </table:table-cell>
          <table:table-cell table:formula="of:=102-54.4+2*(54.4-[.C2])" office:value-type="float" office:value="49.6" calcext:value-type="float">
            <text:p>49.6</text:p>
          </table:table-cell>
          <table:table-cell table:formula="of:=[.D2]*13.6-0.79*1.6" office:value-type="float" office:value="646.096" calcext:value-type="float">
            <text:p>646.096</text:p>
          </table:table-cell>
          <table:table-cell table:formula="of:=[.E2]*13.6-0.79*1.6" office:value-type="float" office:value="673.296" calcext:value-type="float">
            <text:p>673.296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1.9" calcext:value-type="float">
            <text:p>51.9</text:p>
          </table:table-cell>
          <table:table-cell table:formula="of:=102-54.4+2*(54.4-[.B3])" office:value-type="float" office:value="48.4" calcext:value-type="float">
            <text:p>48.4</text:p>
          </table:table-cell>
          <table:table-cell table:formula="of:=102-54.4+2*(54.4-[.C3])" office:value-type="float" office:value="52.6" calcext:value-type="float">
            <text:p>52.6</text:p>
          </table:table-cell>
          <table:table-cell table:formula="of:=[.D3]*13.6-0.79*1.6" office:value-type="float" office:value="656.976" calcext:value-type="float">
            <text:p>656.976</text:p>
          </table:table-cell>
          <table:table-cell table:formula="of:=[.E3]*13.6-0.79*1.6" office:value-type="float" office:value="714.096" calcext:value-type="float">
            <text:p>714.096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3" calcext:value-type="float">
            <text:p>52.3</text:p>
          </table:table-cell>
          <table:table-cell office:value-type="float" office:value="50.7" calcext:value-type="float">
            <text:p>50.7</text:p>
          </table:table-cell>
          <table:table-cell table:formula="of:=102-54.4+2*(54.4-[.B4])" office:value-type="float" office:value="51.8" calcext:value-type="float">
            <text:p>51.8</text:p>
          </table:table-cell>
          <table:table-cell table:formula="of:=102-54.4+2*(54.4-[.C4])" office:value-type="float" office:value="55" calcext:value-type="float">
            <text:p>55</text:p>
          </table:table-cell>
          <table:table-cell table:formula="of:=[.D4]*13.6-0.79*1.6" office:value-type="float" office:value="703.216" calcext:value-type="float">
            <text:p>703.216</text:p>
          </table:table-cell>
          <table:table-cell table:formula="of:=[.E4]*13.6-0.79*1.6" office:value-type="float" office:value="746.736" calcext:value-type="float">
            <text:p>746.736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5" calcext:value-type="float">
            <text:p>50.5</text:p>
          </table:table-cell>
          <table:table-cell office:value-type="float" office:value="49.3" calcext:value-type="float">
            <text:p>49.3</text:p>
          </table:table-cell>
          <table:table-cell table:formula="of:=102-54.4+2*(54.4-[.B5])" office:value-type="float" office:value="55.4" calcext:value-type="float">
            <text:p>55.4</text:p>
          </table:table-cell>
          <table:table-cell table:formula="of:=102-54.4+2*(54.4-[.C5])" office:value-type="float" office:value="57.8" calcext:value-type="float">
            <text:p>57.8</text:p>
          </table:table-cell>
          <table:table-cell table:formula="of:=[.D5]*13.6-0.79*1.6" office:value-type="float" office:value="752.176" calcext:value-type="float">
            <text:p>752.176</text:p>
          </table:table-cell>
          <table:table-cell table:formula="of:=[.E5]*13.6-0.79*1.6" office:value-type="float" office:value="784.816" calcext:value-type="float">
            <text:p>784.816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3" calcext:value-type="float">
            <text:p>49.3</text:p>
          </table:table-cell>
          <table:table-cell office:value-type="float" office:value="47.5" calcext:value-type="float">
            <text:p>47.5</text:p>
          </table:table-cell>
          <table:table-cell table:formula="of:=102-54.4+2*(54.4-[.B6])" office:value-type="float" office:value="57.8" calcext:value-type="float">
            <text:p>57.8</text:p>
          </table:table-cell>
          <table:table-cell table:formula="of:=102-54.4+2*(54.4-[.C6])" office:value-type="float" office:value="61.4" calcext:value-type="float">
            <text:p>61.4</text:p>
          </table:table-cell>
          <table:table-cell table:formula="of:=[.D6]*13.6-0.79*1.6" office:value-type="float" office:value="784.816" calcext:value-type="float">
            <text:p>784.816</text:p>
          </table:table-cell>
          <table:table-cell table:formula="of:=[.E6]*13.6-0.79*1.6" office:value-type="float" office:value="833.776" calcext:value-type="float">
            <text:p>833.776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.6" calcext:value-type="float">
            <text:p>47.6</text:p>
          </table:table-cell>
          <table:table-cell office:value-type="float" office:value="46" calcext:value-type="float">
            <text:p>46</text:p>
          </table:table-cell>
          <table:table-cell table:formula="of:=102-54.4+2*(54.4-[.B7])" office:value-type="float" office:value="61.2" calcext:value-type="float">
            <text:p>61.2</text:p>
          </table:table-cell>
          <table:table-cell table:formula="of:=102-54.4+2*(54.4-[.C7])" office:value-type="float" office:value="64.4" calcext:value-type="float">
            <text:p>64.4</text:p>
          </table:table-cell>
          <table:table-cell table:formula="of:=[.D7]*13.6-0.79*1.6" office:value-type="float" office:value="831.056" calcext:value-type="float">
            <text:p>831.056</text:p>
          </table:table-cell>
          <table:table-cell table:formula="of:=[.E7]*13.6-0.79*1.6" office:value-type="float" office:value="874.576" calcext:value-type="float">
            <text:p>874.576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.8" calcext:value-type="float">
            <text:p>45.8</text:p>
          </table:table-cell>
          <table:table-cell office:value-type="float" office:value="44.7" calcext:value-type="float">
            <text:p>44.7</text:p>
          </table:table-cell>
          <table:table-cell table:formula="of:=102-54.4+2*(54.4-[.B8])" office:value-type="float" office:value="64.8" calcext:value-type="float">
            <text:p>64.8</text:p>
          </table:table-cell>
          <table:table-cell table:formula="of:=102-54.4+2*(54.4-[.C8])" office:value-type="float" office:value="67" calcext:value-type="float">
            <text:p>67</text:p>
          </table:table-cell>
          <table:table-cell table:formula="of:=[.D8]*13.6-0.79*1.6" office:value-type="float" office:value="880.016" calcext:value-type="float">
            <text:p>880.016</text:p>
          </table:table-cell>
          <table:table-cell table:formula="of:=[.E8]*13.6-0.79*1.6" office:value-type="float" office:value="909.936" calcext:value-type="float">
            <text:p>909.936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9" calcext:value-type="float">
            <text:p>43.9</text:p>
          </table:table-cell>
          <table:table-cell office:value-type="float" office:value="42.4" calcext:value-type="float">
            <text:p>42.4</text:p>
          </table:table-cell>
          <table:table-cell table:formula="of:=102-54.4+2*(54.4-[.B9])" office:value-type="float" office:value="68.6" calcext:value-type="float">
            <text:p>68.6</text:p>
          </table:table-cell>
          <table:table-cell table:formula="of:=102-54.4+2*(54.4-[.C9])" office:value-type="float" office:value="71.6" calcext:value-type="float">
            <text:p>71.6</text:p>
          </table:table-cell>
          <table:table-cell table:formula="of:=[.D9]*13.6-0.79*1.6" office:value-type="float" office:value="931.696" calcext:value-type="float">
            <text:p>931.696</text:p>
          </table:table-cell>
          <table:table-cell table:formula="of:=[.E9]*13.6-0.79*1.6" office:value-type="float" office:value="972.496" calcext:value-type="float">
            <text:p>972.496</text:p>
          </table:table-cell>
          <table:table-cell/>
          <table:table-cell table:style-name="ce6" table:number-columns-repeated="2"/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0.5" calcext:value-type="float">
            <text:p>40.5</text:p>
          </table:table-cell>
          <table:table-cell table:formula="of:=102-54.4+2*(54.4-[.B10])" office:value-type="float" office:value="72.4" calcext:value-type="float">
            <text:p>72.4</text:p>
          </table:table-cell>
          <table:table-cell table:formula="of:=102-54.4+2*(54.4-[.C10])" office:value-type="float" office:value="75.4" calcext:value-type="float">
            <text:p>75.4</text:p>
          </table:table-cell>
          <table:table-cell table:formula="of:=[.D10]*13.6-0.79*1.6" office:value-type="float" office:value="983.376" calcext:value-type="float">
            <text:p>983.376</text:p>
          </table:table-cell>
          <table:table-cell table:formula="of:=[.E10]*13.6-0.79*1.6" office:value-type="float" office:value="1024.176" calcext:value-type="float">
            <text:p>1024.176</text:p>
          </table:table-cell>
          <table:table-cell table:style-name="ce6" table:number-columns-repeated="17"/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8.1" calcext:value-type="float">
            <text:p>38.1</text:p>
          </table:table-cell>
          <table:table-cell table:formula="of:=102-54.4+2*(54.4-[.B11])" office:value-type="float" office:value="76.4" calcext:value-type="float">
            <text:p>76.4</text:p>
          </table:table-cell>
          <table:table-cell table:formula="of:=102-54.4+2*(54.4-[.C11])" office:value-type="float" office:value="80.2" calcext:value-type="float">
            <text:p>80.2</text:p>
          </table:table-cell>
          <table:table-cell table:formula="of:=[.D11]*13.6-0.79*1.6" office:value-type="float" office:value="1037.776" calcext:value-type="float">
            <text:p>1037.776</text:p>
          </table:table-cell>
          <table:table-cell table:formula="of:=[.E11]*13.6-0.79*1.6" office:value-type="float" office:value="1089.456" calcext:value-type="float">
            <text:p>1089.456</text:p>
          </table:table-cell>
          <table:table-cell table:style-name="ce6" table:number-columns-repeated="17"/>
          <table:table-cell table:number-columns-repeated="100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6.4" calcext:value-type="float">
            <text:p>36.4</text:p>
          </table:table-cell>
          <table:table-cell table:formula="of:=102-54.4+2*(54.4-[.B12])" office:value-type="float" office:value="80.4" calcext:value-type="float">
            <text:p>80.4</text:p>
          </table:table-cell>
          <table:table-cell table:formula="of:=102-54.4+2*(54.4-[.C12])" office:value-type="float" office:value="83.6" calcext:value-type="float">
            <text:p>83.6</text:p>
          </table:table-cell>
          <table:table-cell table:formula="of:=[.D12]*13.6-0.79*1.6" office:value-type="float" office:value="1092.176" calcext:value-type="float">
            <text:p>1092.176</text:p>
          </table:table-cell>
          <table:table-cell table:formula="of:=[.E12]*13.6-0.79*1.6" office:value-type="float" office:value="1135.696" calcext:value-type="float">
            <text:p>1135.696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8"/>
          <table:table-cell table:style-name="ce6"/>
          <table:table-cell table:number-columns-repeated="100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.7" calcext:value-type="float">
            <text:p>35.7</text:p>
          </table:table-cell>
          <table:table-cell office:value-type="float" office:value="34.9" calcext:value-type="float">
            <text:p>34.9</text:p>
          </table:table-cell>
          <table:table-cell table:formula="of:=102-54.4+2*(54.4-[.B13])" office:value-type="float" office:value="85" calcext:value-type="float">
            <text:p>85</text:p>
          </table:table-cell>
          <table:table-cell table:formula="of:=102-54.4+2*(54.4-[.C13])" office:value-type="float" office:value="86.6" calcext:value-type="float">
            <text:p>86.6</text:p>
          </table:table-cell>
          <table:table-cell table:formula="of:=[.D13]*13.6-0.79*1.6" office:value-type="float" office:value="1154.736" calcext:value-type="float">
            <text:p>1154.736</text:p>
          </table:table-cell>
          <table:table-cell table:formula="of:=[.E13]*13.6-0.79*1.6" office:value-type="float" office:value="1176.496" calcext:value-type="float">
            <text:p>1176.496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3" calcext:value-type="float">
            <text:p>33.3</text:p>
          </table:table-cell>
          <table:table-cell office:value-type="float" office:value="31.6" calcext:value-type="float">
            <text:p>31.6</text:p>
          </table:table-cell>
          <table:table-cell table:formula="of:=102-54.4+2*(54.4-[.B14])" office:value-type="float" office:value="89.8" calcext:value-type="float">
            <text:p>89.8</text:p>
          </table:table-cell>
          <table:table-cell table:formula="of:=102-54.4+2*(54.4-[.C14])" office:value-type="float" office:value="93.2" calcext:value-type="float">
            <text:p>93.2</text:p>
          </table:table-cell>
          <table:table-cell table:formula="of:=[.D14]*13.6-0.79*1.6" office:value-type="float" office:value="1220.016" calcext:value-type="float">
            <text:p>1220.016</text:p>
          </table:table-cell>
          <table:table-cell table:formula="of:=[.E14]*13.6-0.79*1.6" office:value-type="float" office:value="1266.256" calcext:value-type="float">
            <text:p>1266.256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.1" calcext:value-type="float">
            <text:p>31.1</text:p>
          </table:table-cell>
          <table:table-cell office:value-type="float" office:value="28.8" calcext:value-type="float">
            <text:p>28.8</text:p>
          </table:table-cell>
          <table:table-cell table:formula="of:=102-54.4+2*(54.4-[.B15])" office:value-type="float" office:value="94.2" calcext:value-type="float">
            <text:p>94.2</text:p>
          </table:table-cell>
          <table:table-cell table:formula="of:=102-54.4+2*(54.4-[.C15])" office:value-type="float" office:value="98.8" calcext:value-type="float">
            <text:p>98.8</text:p>
          </table:table-cell>
          <table:table-cell table:formula="of:=[.D15]*13.6-0.79*1.6" office:value-type="float" office:value="1279.856" calcext:value-type="float">
            <text:p>1279.856</text:p>
          </table:table-cell>
          <table:table-cell table:formula="of:=[.E15]*13.6-0.79*1.6" office:value-type="float" office:value="1342.416" calcext:value-type="float">
            <text:p>1342.416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.1" calcext:value-type="float">
            <text:p>28.1</text:p>
          </table:table-cell>
          <table:table-cell office:value-type="float" office:value="24.3" calcext:value-type="float">
            <text:p>24.3</text:p>
          </table:table-cell>
          <table:table-cell table:formula="of:=102-54.4+2*(54.4-[.B16])" office:value-type="float" office:value="100.2" calcext:value-type="float">
            <text:p>100.2</text:p>
          </table:table-cell>
          <table:table-cell table:formula="of:=102-54.4+2*(54.4-[.C16])" office:value-type="float" office:value="107.8" calcext:value-type="float">
            <text:p>107.8</text:p>
          </table:table-cell>
          <table:table-cell table:formula="of:=[.D16]*13.6-0.79*1.6" office:value-type="float" office:value="1361.456" calcext:value-type="float">
            <text:p>1361.456</text:p>
          </table:table-cell>
          <table:table-cell table:formula="of:=[.E16]*13.6-0.79*1.6" office:value-type="float" office:value="1464.816" calcext:value-type="float">
            <text:p>1464.816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4" calcext:value-type="float">
            <text:p>25.4</text:p>
          </table:table-cell>
          <table:table-cell/>
          <table:table-cell table:formula="of:=102-54.4+2*(54.4-[.B17])" office:value-type="float" office:value="105.6" calcext:value-type="float">
            <text:p>105.6</text:p>
          </table:table-cell>
          <table:table-cell table:formula="of:=102-54.4+2*(54.4-[.C17])" office:value-type="float" office:value="156.4" calcext:value-type="float">
            <text:p>156.4</text:p>
          </table:table-cell>
          <table:table-cell table:formula="of:=[.D17]*13.6-0.79*1.6" office:value-type="float" office:value="1434.896" calcext:value-type="float">
            <text:p>1434.896</text:p>
          </table:table-cell>
          <table:table-cell table:formula="of:=[.E17]*13.6-0.79*1.6" office:value-type="float" office:value="2125.776" calcext:value-type="float">
            <text:p>2125.776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1.2" calcext:value-type="float">
            <text:p>21.2</text:p>
          </table:table-cell>
          <table:table-cell table:formula="of:=102-54.4+2*(54.4-[.B18])" office:value-type="float" office:value="112.4" calcext:value-type="float">
            <text:p>112.4</text:p>
          </table:table-cell>
          <table:table-cell table:formula="of:=102-54.4+2*(54.4-[.C18])" office:value-type="float" office:value="114" calcext:value-type="float">
            <text:p>114</text:p>
          </table:table-cell>
          <table:table-cell table:formula="of:=[.D18]*13.6-0.79*1.6" office:value-type="float" office:value="1527.376" calcext:value-type="float">
            <text:p>1527.376</text:p>
          </table:table-cell>
          <table:table-cell table:formula="of:=[.E18]*13.6-0.79*1.6" office:value-type="float" office:value="1549.136" calcext:value-type="float">
            <text:p>1549.136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.4" calcext:value-type="float">
            <text:p>19.4</text:p>
          </table:table-cell>
          <table:table-cell/>
          <table:table-cell table:formula="of:=102-54.4+2*(54.4-[.B19])" office:value-type="float" office:value="117.6" calcext:value-type="float">
            <text:p>117.6</text:p>
          </table:table-cell>
          <table:table-cell table:formula="of:=102-54.4+2*(54.4-[.C19])" office:value-type="float" office:value="156.4" calcext:value-type="float">
            <text:p>156.4</text:p>
          </table:table-cell>
          <table:table-cell table:formula="of:=[.D19]*13.6-0.79*1.6" office:value-type="float" office:value="1598.096" calcext:value-type="float">
            <text:p>1598.096</text:p>
          </table:table-cell>
          <table:table-cell table:formula="of:=[.E19]*13.6-0.79*1.6" office:value-type="float" office:value="2125.776" calcext:value-type="float">
            <text:p>2125.776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4"/>
          <table:table-cell table:formula="of:=102-54.4+2*(54.4-[.C20])" office:value-type="float" office:value="156.4" calcext:value-type="float">
            <text:p>156.4</text:p>
          </table:table-cell>
          <table:table-cell table:style-name="ce6" table:number-columns-repeated="2"/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4"/>
          <table:table-cell table:formula="of:=102-54.4+2*(54.4-[.C21])" office:value-type="float" office:value="156.4" calcext:value-type="float">
            <text:p>156.4</text:p>
          </table:table-cell>
          <table:table-cell table:style-name="ce6" table:number-columns-repeated="2"/>
          <table:table-cell/>
          <table:table-cell table:style-name="ce6"/>
          <table:table-cell table:number-columns-repeated="1015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6" office:value-type="float" office:value="60.2" calcext:value-type="float">
            <text:p>60.2</text:p>
          </table:table-cell>
          <table:table-cell/>
          <table:table-cell table:formula="of:=102-54.4+2*(54.4-[.C22])" office:value-type="float" office:value="36" calcext:value-type="float">
            <text:p>36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6" office:value-type="float" office:value="59.8" calcext:value-type="float">
            <text:p>59.8</text:p>
          </table:table-cell>
          <table:table-cell/>
          <table:table-cell table:formula="of:=102-54.4+2*(54.4-[.C23])" office:value-type="float" office:value="36.8" calcext:value-type="float">
            <text:p>36.8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6" office:value-type="float" office:value="58.4" calcext:value-type="float">
            <text:p>58.4</text:p>
          </table:table-cell>
          <table:table-cell/>
          <table:table-cell table:formula="of:=102-54.4+2*(54.4-[.C24])" office:value-type="float" office:value="39.6" calcext:value-type="float">
            <text:p>39.6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6" office:value-type="float" office:value="57.7" calcext:value-type="float">
            <text:p>57.7</text:p>
          </table:table-cell>
          <table:table-cell/>
          <table:table-cell table:formula="of:=102-54.4+2*(54.4-[.C25])" office:value-type="float" office:value="41" calcext:value-type="float">
            <text:p>41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56.7" calcext:value-type="float">
            <text:p>56.7</text:p>
          </table:table-cell>
          <table:table-cell/>
          <table:table-cell table:formula="of:=102-54.4+2*(54.4-[.C26])" office:value-type="float" office:value="43" calcext:value-type="float">
            <text:p>43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6" office:value-type="float" office:value="55.5" calcext:value-type="float">
            <text:p>55.5</text:p>
          </table:table-cell>
          <table:table-cell/>
          <table:table-cell table:formula="of:=102-54.4+2*(54.4-[.C27])" office:value-type="float" office:value="45.4" calcext:value-type="float">
            <text:p>45.4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/>
          <table:table-cell table:formula="of:=102-54.4+2*(54.4-[.C28])" office:value-type="float" office:value="48.4" calcext:value-type="float">
            <text:p>48.4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6:50:07.586895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5T19:22:13.759917229</meta:creation-date>
    <dc:date>2022-03-12T16:53:53.821646012</dc:date>
    <meta:editing-duration>PT2H40M34S</meta:editing-duration>
    <meta:editing-cycles>40</meta:editing-cycles>
    <meta:generator>LibreOffice/7.3.0.3$Linux_X86_64 LibreOffice_project/30$Build-3</meta:generator>
    <meta:document-statistic meta:table-count="1" meta:cell-count="154" meta:object-count="0"/>
  </office:meta>
</office:document-meta>
</file>